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" style:parent-style-name="Listenabsatz" style:list-style-name="LFO1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" style:parent-style-name="Listenabsatz" style:list-style-name="LFO1" style:family="paragraph">
      <style:paragraph-properties fo:text-align="justify"/>
    </style:style>
    <style:style style:name="T18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Zieldefinition</text:p>
      <text:list text:style-name="LFO1" text:continue-numbering="true">
        <text:list-item>
          <text:p text:style-name="P2">Zukunftsfähigkeit</text:p>
          <text:list text:continue-numbering="true">
            <text:list-item>
              <text:p text:style-name="P3">Jede Seite bietet Text-to-Speech-Funktion.</text:p>
            </text:list-item>
            <text:list-item>
              <text:p text:style-name="P4">Die Benutzerfreundlichkeit soll mit mindestens „gut“ bewertet werden.</text:p>
            </text:list-item>
            <text:list-item>
              <text:p text:style-name="P5">Es soll eine freie Speicherkapazität von &gt;5 Terabyte vorhanden sein.</text:p>
            </text:list-item>
            <text:list-item>
              <text:p text:style-name="P6">Jede Klasse und Methode ist mit Entwicklerkommentaren versehen.</text:p>
            </text:list-item>
            <text:list-item>
              <text:p text:style-name="P7">Mindestens 75% der Belegschaft sollen mindestens einmal pro Woche das Intranet nutzen.</text:p>
            </text:list-item>
          </text:list>
        </text:list-item>
        <text:list-item>
          <text:p text:style-name="P8">Alle Inhalte der alten Intranets müssen in das zu entwickelnde Intranet übernommen werden.</text:p>
        </text:list-item>
        <text:list-item>
          <text:p text:style-name="P9">Das Schulungskonzept soll mindestens 90% des gesamten Funktionsumfangs behandeln.</text:p>
        </text:list-item>
        <text:list-item>
          <text:p text:style-name="P10">Performance</text:p>
          <text:list text:continue-numbering="true">
            <text:list-item>
              <text:p text:style-name="P11">Das System<text:s/>darf<text:s/>max. 8 Std. im Monat und davon 4 Std. am Stück ausfallen.<text:s/>(Verfügbarkeit 99%)</text:p>
            </text:list-item>
            <text:list-item>
              <text:p text:style-name="P12">Die durchschnittliche<text:s/>Ladezeit pro Seite soll<text:s/>bei &lt;2000 Mitarbeitern<text:s/>max. 2,5 Sekunden betragen.</text:p>
            </text:list-item>
            <text:list-item>
              <text:p text:style-name="P13">Dies ist alles ab dem ersten Release umzusetzen</text:p>
            </text:list-item>
          </text:list>
        </text:list-item>
        <text:list-item>
          <text:p text:style-name="P14">Vorgehensziele</text:p>
          <text:list text:continue-numbering="true">
            <text:list-item>
              <text:p text:style-name="P15">Das Projektbudget muss unter 250.000€ bleiben.</text:p>
            </text:list-item>
            <text:list-item>
              <text:p text:style-name="P16">Der späteste Endtermin soll der 01. März 2020 sein.</text:p>
            </text:list-item>
            <text:list-item>
              <text:p text:style-name="P17"><text:span text:style-name="T18">Die Gesellschafter und Mitarbeiter der KlinikIT</text:span><text:span text:style-name="T19"><text:s/>sollen mindestens<text:s/></text:span><text:span text:style-name="T20">alle zwei Wochen</text:span><text:span text:style-name="T21"><text:s/></text:span><text:span text:style-name="T22">eingebunden werden</text:span><text:span text:style-name="T23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5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-Darius König</meta:initial-creator>
    <dc:creator>Leon-Darius König</dc:creator>
    <meta:creation-date>2019-05-07T19:38:00Z</meta:creation-date>
    <dc:date>2019-05-07T19:56:00Z</dc:date>
    <meta:template xlink:href="Normal" xlink:type="simple"/>
    <meta:editing-cycles>31</meta:editing-cycles>
    <meta:editing-duration>PT0S</meta:editing-duration>
    <meta:document-statistic meta:page-count="1" meta:paragraph-count="2" meta:word-count="137" meta:character-count="1005" meta:row-count="7" meta:non-whitespace-character-count="870"/>
  </office:meta>
</office:document-meta>
</file>